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cd9" officeooo:paragraph-rsid="00182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Windows 7 Professional 64-bit</text:p>
      <text:p text:style-name="P1">CPU Intel(R) Core(TM) i5-3570 CPU @ 3.40GHz (4 CPUs)</text:p>
      <text:p text:style-name="P1">RAM4.00GB Single-Channel DDR3 @ 665MHz</text:p>
      <text:p text:style-name="P1">MotherboardGigabyte Technology Co. Ltd. H81M-S2PV (SOCKET 1150)</text:p>
      <text:p text:style-name="P1">GraphicsStandard VGA graphics (NVidia) </text:p>
      <text:p text:style-name="P1">Storage400GB TOSHIBA DT01ACA050 (HDD)</text:p>
      <text:p text:style-name="P1">Optical DrivesTSSTcorp CD DVDW SH-224DB </text:p>
      <text:p text:style-name="P1">AudioDigital Audio (S/PDIF) (High Definition Audio Devi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16:05.636926843</meta:creation-date>
    <dc:date>2017-01-28T20:16:14.317148800</dc:date>
    <meta:editing-duration>PT9S</meta:editing-duration>
    <meta:editing-cycles>1</meta:editing-cycles>
    <meta:document-statistic meta:table-count="0" meta:image-count="0" meta:object-count="0" meta:page-count="1" meta:paragraph-count="8" meta:word-count="46" meta:character-count="372" meta:non-whitespace-character-count="332"/>
    <meta:generator>LibreOffice/5.1.4.2$Linux_X86_64 LibreOffice_project/10m0$Build-2</meta:generator>
  </office:meta>
</office:document-meta>
</file>